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2000003E376E48F95E2C323EC.png" manifest:media-type="image/png"/>
  <manifest:file-entry manifest:full-path="Pictures/1000000100000445000003875FD9EA9DAC74CB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width="6.9252in" svg:height="5.7209in" draw:z-index="1"><draw:image xlink:href="Pictures/1000000100000445000003875FD9EA9DAC74CB0D.png" xlink:type="simple" xlink:show="embed" xlink:actuate="onLoad" draw:mime-type="image/png"/></draw:frame></text:p>
      <text:p text:style-name="P1"><draw:frame draw:style-name="fr2" draw:name="Image1" text:anchor-type="char" svg:width="6.9252in" svg:height="8.5909in" draw:z-index="0"><draw:image xlink:href="Pictures/1000000100000322000003E376E48F95E2C323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0:13:41.305335273</meta:creation-date>
    <meta:print-date>2024-05-16T10:16:33.538376266</meta:print-date>
    <dc:date>2024-05-17T00:00:51.485879114</dc:date>
    <meta:editing-duration>PT13H47M10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4.7.2$Linux_X86_64 LibreOffice_project/40$Build-2</meta:generator>
  </office:meta>
</office:document-meta>
</file>